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4" table:default-cell-style-name="ce25"/>
        <table:table-column table:style-name="co6" table:number-columns-repeated="7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99];&quot;High&quot;;[.D5:.D799])" office:value-type="float" office:value="198">
            <text:p>198</text:p>
          </table:table-cell>
          <table:table-cell table:style-name="Default" table:formula="of:=SUMPRODUCT(([.C5:.C799]=&quot;High&quot;)*([.E5:.E799]=&quot;x&quot;)*[.D5:.D799])" office:value-type="float" office:value="40">
            <text:p>40</text:p>
          </table:table-cell>
          <table:table-cell table:style-name="Default" table:formula="of:=SUMPRODUCT(([.C5:.C799]=&quot;High&quot;)*([.F5:.F799]=&quot;x&quot;)*[.D5:.D799])" office:value-type="float" office:value="33">
            <text:p>33</text:p>
          </table:table-cell>
          <table:table-cell table:style-name="Default" table:formula="of:=SUMPRODUCT(([.C5:.C799]=&quot;High&quot;)*([.G5:.G799]=&quot;x&quot;)*[.D5:.D799])" office:value-type="float" office:value="48">
            <text:p>48</text:p>
          </table:table-cell>
          <table:table-cell table:style-name="Default" table:formula="of:=SUMPRODUCT(([.C5:.C799]=&quot;High&quot;)*([.H5:.H799]=&quot;x&quot;)*[.D5:.D799])" office:value-type="float" office:value="18">
            <text:p>18</text:p>
          </table:table-cell>
          <table:table-cell table:formula="of:=SUMPRODUCT(([.C5:.C799]=&quot;High&quot;)*([.I5:.I799]=&quot;x&quot;)*[.D5:.D799])" office:value-type="float" office:value="37">
            <text:p>37</text:p>
          </table:table-cell>
          <table:table-cell table:formula="of:=SUMPRODUCT(([.C5:.C799]=&quot;High&quot;)*([.J5:.J799]=&quot;x&quot;)*[.D5:.D799])" office:value-type="float" office:value="22">
            <text:p>22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99];&quot;Medium&quot;;[.D5:.D799])" office:value-type="float" office:value="79">
            <text:p>79</text:p>
          </table:table-cell>
          <table:table-cell table:style-name="Default" table:formula="of:=SUMPRODUCT(([.C5:.C799]=&quot;Medium&quot;)*([.E5:.E799]=&quot;x&quot;)*[.D5:.D799])" office:value-type="float" office:value="8">
            <text:p>8</text:p>
          </table:table-cell>
          <table:table-cell table:style-name="Default" table:formula="of:=SUMPRODUCT(([.C5:.C799]=&quot;Medium&quot;)*([.F5:.F799]=&quot;x&quot;)*[.D5:.D799])" office:value-type="float" office:value="6">
            <text:p>6</text:p>
          </table:table-cell>
          <table:table-cell table:style-name="Default" table:formula="of:=SUMPRODUCT(([.C5:.C799]=&quot;Medium&quot;)*([.G5:.G799]=&quot;x&quot;)*[.D5:.D799])" office:value-type="float" office:value="13">
            <text:p>13</text:p>
          </table:table-cell>
          <table:table-cell table:style-name="Default" table:formula="of:=SUMPRODUCT(([.C5:.C799]=&quot;Medium&quot;)*([.H5:.H799]=&quot;x&quot;)*[.D5:.D799])" office:value-type="float" office:value="11">
            <text:p>11</text:p>
          </table:table-cell>
          <table:table-cell table:formula="of:=SUMPRODUCT(([.C5:.C799]=&quot;Medium&quot;)*([.I5:.I799]=&quot;x&quot;)*[.D5:.D799])" office:value-type="float" office:value="14">
            <text:p>14</text:p>
          </table:table-cell>
          <table:table-cell table:formula="of:=SUMPRODUCT(([.C5:.C799]=&quot;Medium&quot;)*([.J5:.J799]=&quot;x&quot;)*[.D5:.D799])" office:value-type="float" office:value="27">
            <text:p>27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99];&quot;Low&quot;;[.D5:.D799])" office:value-type="float" office:value="6">
            <text:p>6</text:p>
          </table:table-cell>
          <table:table-cell table:style-name="Default" table:formula="of:=SUMPRODUCT(([.C5:.C799]=&quot;Low&quot;)*([.E5:.E799]=&quot;x&quot;)*[.D5:.D799])" office:value-type="float" office:value="3">
            <text:p>3</text:p>
          </table:table-cell>
          <table:table-cell table:style-name="Default" table:formula="of:=SUMPRODUCT(([.C5:.C799]=&quot;Low&quot;)*([.F5:.F799]=&quot;x&quot;)*[.D5:.D799])" office:value-type="float" office:value="0">
            <text:p>0</text:p>
          </table:table-cell>
          <table:table-cell table:style-name="Default" table:formula="of:=SUMPRODUCT(([.C5:.C799]=&quot;Low&quot;)*([.G5:.G799]=&quot;x&quot;)*[.D5:.D799])" office:value-type="float" office:value="0">
            <text:p>0</text:p>
          </table:table-cell>
          <table:table-cell table:style-name="Default" table:formula="of:=SUMPRODUCT(([.C5:.C799]=&quot;Low&quot;)*([.H5:.H799]=&quot;x&quot;)*[.D5:.D799])" office:value-type="float" office:value="0">
            <text:p>0</text:p>
          </table:table-cell>
          <table:table-cell table:formula="of:=SUMPRODUCT(([.C5:.C799]=&quot;Low&quot;)*([.I5:.I799]=&quot;x&quot;)*[.D5:.D799])" office:value-type="float" office:value="1">
            <text:p>1</text:p>
          </table:table-cell>
          <table:table-cell table:formula="of:=SUMPRODUCT(([.C5:.C799]=&quot;Low&quot;)*([.J5:.J799]=&quot;x&quot;)*[.D5:.D799])" office:value-type="float" office:value="2">
            <text:p>2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2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Check mail remin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Drag and 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Manage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alendar\Advance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Configu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Add contac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Remov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User statu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Add private cha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Send private mess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fi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Export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Message in perio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Leave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hat\Send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hat\Join a roo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har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Copy and 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Send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Contact\Tag 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eleg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Add event in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fil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Check 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Draf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Forw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Quick 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CS\Mail\Manage Ta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Copy_Pas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Cut_Pas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Renam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Symlin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WebDAV\Cre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ction\WebDAV\Ac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ction\Drag_Dro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Rel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in\Node_Propert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in\Export_Imp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Folksonom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Taxonom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Templ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Dri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Name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Node_Typ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table:number-columns-repeated="2"/>
          <table:table-cell office:value-type="string">
            <text:p>ECMS\DMS\ADM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table:number-columns-repeated="2"/>
          <table:table-cell table:style-name="ce25" office:value-type="string">
            <text:p>ECMS\DMS\ADM\Scrip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ADM\Ac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Folder\Content_Fold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Tag\Priv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Langu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Edit_CLV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Form_Generato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p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Newsletter_Manager\Subscribe_Lett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ECMS\WCM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Admin\View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Content_Publishing\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WF\Pay_Raise\WF\Gra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Login_out\Sign 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Language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ublic mode\Remember my logi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ublic mode\Forgot user name/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rivate mode\Group\Organization\New Staf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User Management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Organization\User and Group management\Group Management\Add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Import 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Manage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Port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Group\Administration\Application Registry\Gadget\Manu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Site map\Link p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Site map\Show or hide p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Ad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Dele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change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Layout\Portal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Manage Pages\Edit\Basic\page for porta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ortal Navigation\Edit\Edit Navigation\Edit Node\ Add application into category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Page_Nav\Navigation\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table:number-columns-repeated="2"/>
          <table:table-cell office:value-type="string">
            <text:p>Portal\Page_Nav\Navigation\Edi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Portal\Manage Pages\Create\Basic\page for grou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Layout\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Dashboard\Manage tab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Edit\Basic\page for 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Site's confi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User Navigation\Edit\Edit Layout\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Port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Manage Pages\Create\Advanced\Grou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Manage Pages\Create\Advanced\Us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Language Setting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Skin Setting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table:style-name="ce25" office:value-type="string">
            <text:p>x</text:p>
          </table:table-cell>
          <table:table-cell office:value-type="string">
            <text:p>Portal\Private mode\Account Settings\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style-name="ce25" office:value-type="string">
            <text:p>x</text:p>
          </table:table-cell>
          <table:table-cell table:style-name="ce25" office:value-type="string">
            <text:p>Portal\Private mode\Account Settings\Password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Rate_And_Sor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Answer\Active_And_Appro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Answer\Manage_Com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Drag_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Category\Export Im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Category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Vo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Question\Sen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Question\Manage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Answers\Search_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Answers\Setting 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Browse_Categor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AQ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AQ\View_Ques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Administration\Ban_IP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Administration\Manage_BB_Co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Bookmar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Category\Basic_Actions 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Category\Import_Expor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Forum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Forum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User_Managem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Post\Basic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Private_Messag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arch\Quick_Search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Search\Advanced_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Setting_Porle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Basic_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More_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Ta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Topic\Ra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Topic\Manage_Pol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/>
          <table:table-cell office:value-type="string">
            <text:p>x</text:p>
          </table:table-cell>
          <table:table-cell office:value-type="string">
            <text:p>KS\Forum\User_Setting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5"/>
          <table:table-cell office:value-type="string">
            <text:p>x</text:p>
          </table:table-cell>
          <table:table-cell table:style-name="ce25" office:value-type="string">
            <text:p>KS\Forum\Watch_Unwat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4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4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0T14:01:44</dc:date>
    <dc:creator>exoplatform </dc:creator>
    <meta:editing-duration>PT2H27M6S</meta:editing-duration>
    <meta:editing-cycles>20</meta:editing-cycles>
    <meta:generator>LibreOffice/3.4$Unix LibreOffice_project/340m1$Build-402</meta:generator>
    <meta:document-statistic meta:table-count="2" meta:cell-count="4805" meta:object-count="0"/>
    <meta:user-defined meta:name="Info 1"/>
    <meta:user-defined meta:name="Info 2"/>
    <meta:user-defined meta:name="Info 3"/>
    <meta:user-defined meta:name="Info 4"/>
  </office:meta>
</office:document-meta>
</file>